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en" fo:country="US" fo:font-weight="normal" style:font-size-asian="16p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style:font-size-asian="10pt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style:font-name="Arial" fo:font-size="10pt" fo:language="en" fo:country="US" fo:font-weight="normal" officeooo:rsid="0014cbb3" officeooo:paragraph-rsid="00144355" style:font-size-asian="10pt" style:font-weight-asian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fo:language="en" fo:country="US" officeooo:paragraph-rsid="000ee034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fo:language="en" fo:country="US" fo:font-weight="normal" officeooo:paragraph-rsid="000ee034" style:font-weight-asian="normal" style:font-weight-complex="normal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 style:page-number="auto">
        <style:tab-stops/>
      </style:paragraph-properties>
      <style:text-properties fo:language="en" fo:country="US" fo:font-weight="normal" officeooo:paragraph-rsid="000ee034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fo:language="en" fo:country="US" fo:font-weight="normal" officeooo:paragraph-rsid="00219f76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fo:language="en" fo:country="US" fo:font-weight="normal" officeooo:rsid="00144355" officeooo:paragraph-rsid="00144355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-1cm" style:auto-text-indent="false">
        <style:tab-stops/>
      </style:paragraph-properties>
      <style:text-properties fo:language="en" fo:country="US" fo:font-weight="normal" officeooo:rsid="000ee034" officeooo:paragraph-rsid="000ee034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/>
    </style:style>
    <style:style style:name="T3" style:family="text">
      <style:text-properties style:font-name="Arial" fo:font-size="10pt" officeooo:rsid="000ee034" style:font-size-asian="10pt"/>
    </style:style>
    <style:style style:name="T4" style:family="text">
      <style:text-properties style:font-name="Arial" fo:font-size="10pt" officeooo:rsid="0013a61c" style:font-size-asian="10pt"/>
    </style:style>
    <style:style style:name="T5" style:family="text">
      <style:text-properties style:font-name="Arial" fo:font-size="10pt" officeooo:rsid="00144355" style:font-size-asian="10pt"/>
    </style:style>
    <style:style style:name="T6" style:family="text">
      <style:text-properties style:font-name="Arial" fo:font-size="10pt" officeooo:rsid="00148d3d" style:font-size-asian="10pt"/>
    </style:style>
    <style:style style:name="T7" style:family="text">
      <style:text-properties style:font-name="Arial" fo:font-size="10pt" officeooo:rsid="0014cbb3" style:font-size-asian="10pt"/>
    </style:style>
    <style:style style:name="T8" style:family="text">
      <style:text-properties style:font-name="Arial" fo:font-size="12pt" fo:language="pt" fo:country="BR" fo:font-weight="normal" officeooo:rsid="001d5224" style:font-size-asian="12pt" style:font-weight-asian="normal" style:font-weight-complex="normal"/>
    </style:style>
    <style:style style:name="T9" style:family="text">
      <style:text-properties style:font-name="Arial" fo:font-size="12pt" fo:language="pt" fo:country="BR" officeooo:rsid="001d5224" style:font-size-asian="12pt"/>
    </style:style>
    <style:style style:name="T10" style:family="text">
      <style:text-properties style:font-name="Arial" fo:font-size="12pt" fo:language="pt" fo:country="BR" officeooo:rsid="001ee400" style:font-size-asian="12pt"/>
    </style:style>
    <style:style style:name="T11" style:family="text">
      <style:text-properties style:font-name="Arial" fo:font-size="12pt" fo:language="pt" fo:country="BR" officeooo:rsid="00219f76" style:font-size-asian="12pt"/>
    </style:style>
    <style:style style:name="T12" style:family="text">
      <style:text-properties style:font-name="Arial" fo:font-size="12pt" fo:language="pt" fo:country="BR" officeooo:rsid="00235378" style:font-size-asian="12pt"/>
    </style:style>
    <style:style style:name="T13" style:family="text">
      <style:text-properties style:font-name="Arial" fo:font-size="12pt" style:font-size-asian="12pt"/>
    </style:style>
    <style:style style:name="T14" style:family="text">
      <style:text-properties style:font-name="Arial" fo:font-size="12pt" officeooo:rsid="000ee034" style:font-size-asian="12pt"/>
    </style:style>
    <style:style style:name="T15" style:family="text">
      <style:text-properties style:font-name="Arial" fo:font-size="12pt" officeooo:rsid="0010b3ff" style:font-size-asian="12pt"/>
    </style:style>
    <style:style style:name="T16" style:family="text">
      <style:text-properties style:font-name="Arial" fo:font-size="12pt" officeooo:rsid="00136d71" style:font-size-asian="12pt"/>
    </style:style>
    <style:style style:name="T17" style:family="text">
      <style:text-properties style:font-name="Arial" fo:font-size="12pt" officeooo:rsid="0013a61c" style:font-size-asian="12pt"/>
    </style:style>
    <style:style style:name="T18" style:family="text">
      <style:text-properties style:font-name="Arial" fo:font-size="12pt" officeooo:rsid="0011b11c" style:font-size-asian="12pt"/>
    </style:style>
    <style:style style:name="T19" style:family="text">
      <style:text-properties style:font-name="Arial" fo:font-size="12pt" officeooo:rsid="00148d3d" style:font-size-asian="12pt"/>
    </style:style>
    <style:style style:name="T20" style:family="text">
      <style:text-properties style:font-name="Arial" fo:font-size="12pt" officeooo:rsid="00219f76" style:font-size-asian="12pt"/>
    </style:style>
    <style:style style:name="T21" style:family="text">
      <style:text-properties style:font-name="Arial" fo:font-size="12pt" officeooo:rsid="001ee400" style:font-size-asian="12pt"/>
    </style:style>
    <style:style style:name="T22" style:family="text">
      <style:text-properties style:font-name="Arial" fo:font-size="12pt" officeooo:rsid="001d5224" style:font-size-asian="12pt"/>
    </style:style>
    <style:style style:name="T23" style:family="text">
      <style:text-properties style:font-name="Arial" fo:font-size="12pt" officeooo:rsid="00235378" style:font-size-asian="12pt"/>
    </style:style>
    <style:style style:name="T24" style:family="text">
      <style:text-properties style:font-name="Arial" fo:font-size="12pt" fo:language="en" fo:country="US" style:font-size-asian="12pt"/>
    </style:style>
    <style:style style:name="T25" style:family="text">
      <style:text-properties style:font-name="Arial" fo:font-size="12pt" fo:language="en" fo:country="US" officeooo:rsid="000ee034" style:font-size-asian="12pt"/>
    </style:style>
    <style:style style:name="T26" style:family="text">
      <style:text-properties style:font-name="Arial" fo:font-size="12pt" fo:language="en" fo:country="US" officeooo:rsid="0010b3ff" style:font-size-asian="12pt"/>
    </style:style>
    <style:style style:name="T27" style:family="text">
      <style:text-properties style:font-name="Arial" fo:font-size="12pt" fo:language="en" fo:country="US" officeooo:rsid="00219f76" style:font-size-asian="12pt"/>
    </style:style>
    <style:style style:name="T28" style:family="text">
      <style:text-properties style:font-name="Arial" fo:font-size="12pt" fo:font-weight="normal" officeooo:rsid="000ee034" style:font-size-asian="12pt" style:font-weight-asian="normal" style:font-weight-complex="normal"/>
    </style:style>
    <style:style style:name="T29" style:family="text">
      <style:text-properties style:font-name="Arial" fo:font-size="12pt" fo:font-weight="normal" officeooo:rsid="00148d3d" style:font-size-asian="12pt" style:font-weight-asian="normal" style:font-weight-complex="normal"/>
    </style:style>
    <style:style style:name="T30" style:family="text">
      <style:text-properties style:font-name="Arial" fo:font-size="12pt" fo:font-weight="normal" officeooo:rsid="001d5224" style:font-size-asian="12pt" style:font-weight-asian="normal" style:font-weight-complex="normal"/>
    </style:style>
    <style:style style:name="T3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Arial" fo:font-size="14pt" fo:font-weight="bold" officeooo:rsid="000ee034" style:font-size-asian="14pt" style:font-weight-asian="bold" style:font-size-complex="14pt" style:font-weight-complex="bold"/>
    </style:style>
    <style:style style:name="T33" style:family="text">
      <style:text-properties style:font-name="Arial" fo:font-size="14pt" fo:language="en" fo:country="US" fo:font-weight="bold" officeooo:rsid="000ee034" style:font-size-asian="14pt" style:font-weight-asian="bold" style:font-size-complex="14pt" style:font-weight-complex="bold"/>
    </style:style>
    <style:style style:name="T34" style:family="text">
      <style:text-properties style:font-name="Arial" fo:font-size="14pt" fo:language="en" fo:country="US" officeooo:rsid="000ee034" style:font-size-asian="14pt" style:font-size-complex="14pt"/>
    </style:style>
    <style:style style:name="T35" style:family="text">
      <style:text-properties style:font-name="Arial" officeooo:rsid="000ee034"/>
    </style:style>
    <style:style style:name="T36" style:family="text">
      <style:text-properties style:font-name="Arial" officeooo:rsid="0010b3ff"/>
    </style:style>
    <style:style style:name="T37" style:family="text">
      <style:text-properties style:font-name="Arial" officeooo:rsid="001ee400"/>
    </style:style>
    <style:style style:name="T38" style:family="text">
      <style:text-properties style:font-name="Arial" officeooo:rsid="00136d71"/>
    </style:style>
    <style:style style:name="T39" style:family="text">
      <style:text-properties style:font-name="Arial" officeooo:rsid="0013a61c"/>
    </style:style>
    <style:style style:name="T40" style:family="text">
      <style:text-properties style:font-name="Arial" fo:font-weight="normal" officeooo:rsid="000ee034" style:font-weight-asian="normal" style:font-weight-complex="normal"/>
    </style:style>
    <style:style style:name="T41" style:family="text">
      <style:text-properties style:font-name="Arial" fo:font-weight="normal" officeooo:rsid="001d5224" style:font-weight-asian="normal" style:font-weight-complex="normal"/>
    </style:style>
    <style:style style:name="T42" style:family="text">
      <style:text-properties style:font-name="Arial" fo:font-weight="normal" officeooo:rsid="00148d3d" style:font-weight-asian="normal" style:font-weight-complex="normal"/>
    </style:style>
    <style:style style:name="T43" style:family="text">
      <style:text-properties style:font-name="Arial" officeooo:rsid="00219f76"/>
    </style:style>
    <style:style style:name="T44" style:family="text">
      <style:text-properties style:font-name="Arial" officeooo:rsid="001d5224"/>
    </style:style>
    <style:style style:name="T45" style:family="text">
      <style:text-properties style:font-name="Arial" officeooo:rsid="0011b11c"/>
    </style:style>
    <style:style style:name="T46" style:family="text">
      <style:text-properties style:font-name="Arial" officeooo:rsid="00235378"/>
    </style:style>
    <style:style style:name="T47" style:family="text">
      <style:text-properties style:font-name="Arial" officeooo:rsid="00148d3d"/>
    </style:style>
    <style:style style:name="T48" style:family="text">
      <style:text-properties style:font-name="Arial" officeooo:rsid="00144355"/>
    </style:style>
    <style:style style:name="T49" style:family="text">
      <style:text-properties style:font-name="Arial" officeooo:rsid="0014cbb3"/>
    </style:style>
    <style:style style:name="T50" style:family="text">
      <style:text-properties officeooo:rsid="00199c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0">P</text:span>unctuation marks.</text:p>
      <text:p text:style-name="P2"/>
      <text:p text:style-name="P6"><text:span text:style-name="T32"><text:s/>. <text:s/></text:span><text:span text:style-name="T14"><text:tab/>Period. </text:span><text:span text:style-name="T15">(</text:span><text:span text:style-name="T14">or </text:span><text:span text:style-name="T13">Full stop</text:span><text:span text:style-name="T15">).</text:span></text:p>
      <text:p text:style-name="P5"><text:span text:style-name="T32"><text:s/>,</text:span><text:span text:style-name="T14"> <text:s/><text:tab/></text:span><text:span text:style-name="T13">Comma.</text:span></text:p>
      <text:p text:style-name="P5"><text:span text:style-name="T32"><text:s/>:</text:span><text:span text:style-name="T3"> <text:tab/></text:span><text:span text:style-name="T13">Colon.</text:span></text:p>
      <text:p text:style-name="P9"><text:span text:style-name="T31"><text:s/>; </text:span><text:span text:style-name="T13"><text:tab/>Semicolon.</text:span></text:p>
      <text:p text:style-name="P9"><text:span text:style-name="T31"><text:s/>’ </text:span><text:span text:style-name="T13"><text:tab/>Apostrophe.</text:span></text:p>
      <text:p text:style-name="P9"><text:span text:style-name="T31"><text:s/>‘ <text:s/>’ </text:span><text:span text:style-name="T13"><text:tab/></text:span><text:span text:style-name="T15">Single q</text:span><text:span text:style-name="T13">uotation marks. </text:span><text:span text:style-name="T15">(</text:span><text:span text:style-name="T13">or </text:span><text:span text:style-name="T15">single </text:span><text:span text:style-name="T13">inverted commas</text:span><text:span text:style-name="T15">).</text:span></text:p>
      <text:p text:style-name="P9"><text:span text:style-name="T31"><text:s/>“ ”</text:span><text:span text:style-name="T13"> <text:tab/></text:span><text:span text:style-name="T15">Double q</text:span><text:span text:style-name="T13">uotation marks. </text:span><text:span text:style-name="T15">(</text:span><text:span text:style-name="T13">or </text:span><text:span text:style-name="T15">double </text:span><text:span text:style-name="T13">inverted commas</text:span><text:span text:style-name="T15">). </text:span><text:span text:style-name="T21">(or speech marks).</text:span></text:p>
      <text:p text:style-name="P5"><text:span text:style-name="T32"><text:s/>?</text:span><text:span text:style-name="T14"> <text:tab/></text:span><text:span text:style-name="T13">Question mark.</text:span></text:p>
      <text:p text:style-name="P5"><text:span text:style-name="T14"><text:s/></text:span><text:span text:style-name="T32">! </text:span><text:span text:style-name="T14"><text:tab/></text:span><text:span text:style-name="T13">Exclamation </text:span><text:span text:style-name="T15">mark.</text:span></text:p>
      <text:p text:style-name="P5"><text:span text:style-name="T32"><text:s/>@</text:span><text:span text:style-name="T14"> <text:s/><text:tab/>at sign. </text:span></text:p>
      <text:p text:style-name="P5"><text:span text:style-name="T32"><text:s/>/ </text:span><text:span text:style-name="T14"><text:s/><text:tab/>Slash diagonal. </text:span><text:span text:style-name="T15">(</text:span><text:span text:style-name="T14">slant, solidus or virgule</text:span><text:span text:style-name="T15">).</text:span></text:p>
      <text:p text:style-name="P9"><text:span text:style-name="T31"><text:s/>\ </text:span><text:span text:style-name="T13"><text:tab/>Backslash.</text:span></text:p>
      <text:p text:style-name="P9"><text:span text:style-name="T13"><text:s/></text:span><text:span text:style-name="T15">|<text:tab/></text:span><text:span text:style-name="T16">Vertical bar. </text:span><text:span text:style-name="T17">(or pipe).</text:span></text:p>
      <text:p text:style-name="P9"><text:span text:style-name="T31"><text:s/>. . .</text:span><text:span text:style-name="T13"> <text:tab/>Ellipsis.</text:span></text:p>
      <text:p text:style-name="P4"><text:span text:style-name="T32"><text:s/>*</text:span><text:span text:style-name="T28"><text:tab/></text:span><text:span text:style-name="T30">A</text:span><text:span text:style-name="T29">sterisk, star.</text:span></text:p>
      <text:p text:style-name="P5"><text:span text:style-name="T32"><text:s/>- </text:span><text:span text:style-name="T3"><text:tab/></text:span><text:span text:style-name="T13">Hyphen.</text:span></text:p>
      <text:p text:style-name="P7"><text:span text:style-name="T20"><text:s/>▬<text:tab/>Dash. </text:span></text:p>
      <text:p text:style-name="P7"><text:span text:style-name="T32"><text:s/>_ </text:span><text:span text:style-name="T14"><text:tab/></text:span><text:span text:style-name="T20">U</text:span><text:span text:style-name="T15">nderscore. </text:span></text:p>
      <text:p text:style-name="P5"><text:span text:style-name="T15"><text:s/></text:span><text:span text:style-name="T32">( )</text:span><text:span text:style-name="T14"> <text:s/><text:tab/>Parentheses. </text:span><text:span text:style-name="T15">(or round brackets).</text:span></text:p>
      <text:p text:style-name="P9"><text:span text:style-name="T31">[ ]</text:span><text:span text:style-name="T13"><text:tab/>Brackets. </text:span><text:span text:style-name="T22">(</text:span><text:span text:style-name="T13">square</text:span><text:span text:style-name="T22"> brackets).</text:span></text:p>
      <text:p text:style-name="P9"><text:span text:style-name="T31">{ }</text:span><text:span text:style-name="T13"><text:tab/>Braces. (or curly brackets). </text:span></text:p>
      <text:p text:style-name="P9"><text:span text:style-name="T31"><text:s/>&lt;</text:span><text:span text:style-name="T13"><text:tab/></text:span><text:span text:style-name="T18">Smaller than.</text:span></text:p>
      <text:p text:style-name="P9"><text:span text:style-name="T31"><text:s/>&gt;</text:span><text:span text:style-name="T18"> <text:tab/>Greater than. </text:span></text:p>
      <text:p text:style-name="P9"><text:span text:style-name="T31"><text:s/>-</text:span><text:span text:style-name="T18"><text:tab/></text:span><text:span text:style-name="T17">Minus sign.</text:span></text:p>
      <text:p text:style-name="P5"><text:span text:style-name="T32"><text:s/>+</text:span><text:span text:style-name="T17"><text:tab/>Plus sign. </text:span><text:span text:style-name="T23">(or addition sign).</text:span></text:p>
      <text:p text:style-name="P5"><text:span text:style-name="T32"><text:s/>±</text:span><text:span text:style-name="T17"><text:tab/></text:span><text:span text:style-name="T19">Plus-or-minus sign. </text:span></text:p>
      <text:p text:style-name="P5"><text:span text:style-name="T32"><text:s/>x</text:span><text:span text:style-name="T4"><text:tab/></text:span><text:span text:style-name="T19">Multiplication sign. </text:span></text:p>
      <text:p text:style-name="P5"><text:span text:style-name="T32"><text:s/>:</text:span><text:span text:style-name="T4"><text:tab/></text:span><text:span text:style-name="T19">Division sign. </text:span></text:p>
      <text:p text:style-name="P5"><text:span text:style-name="T4"><text:s/></text:span><text:span text:style-name="T32">%</text:span><text:span text:style-name="T4"><text:tab/></text:span><text:span text:style-name="T19">Per cent sign. </text:span></text:p>
      <text:p text:style-name="P5"><text:span text:style-name="T32"><text:s/>#</text:span><text:span text:style-name="T5"><text:tab/></text:span><text:span text:style-name="T19">Hash. </text:span></text:p>
      <text:p text:style-name="P8"><text:span text:style-name="T2"><text:s/></text:span><text:span text:style-name="T32">=</text:span><text:span text:style-name="T2"> <text:tab/></text:span><text:span text:style-name="T19">Equals sign. </text:span></text:p>
      <text:p text:style-name="P8"><text:span text:style-name="T32"><text:s/>¶</text:span><text:span text:style-name="T2"><text:tab/></text:span><text:span text:style-name="T19">Paragraph sign.</text:span></text:p>
      <text:p text:style-name="P8"><text:span text:style-name="T32"><text:s/>→ </text:span><text:span text:style-name="T6"><text:tab/></text:span><text:span text:style-name="T19">Arrow to the right. (or right arrow).</text:span></text:p>
      <text:p text:style-name="P8"><text:span text:style-name="T32">← </text:span><text:span text:style-name="T6"><text:tab/></text:span><text:span text:style-name="T19">Arrow to the left. (or left arrow). </text:span></text:p>
      <text:p text:style-name="P8"><text:span text:style-name="T32"><text:s/>↔</text:span><text:span text:style-name="T6"> <text:tab/></text:span><text:span text:style-name="T19">Left-right arrow.</text:span><text:span text:style-name="T7"> 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30T04:56:04.383000000</meta:creation-date>
    <dc:date>2022-10-30T08:51:26.500000000</dc:date>
    <dc:creator>E G</dc:creator>
    <meta:editing-duration>PT3H53M51S</meta:editing-duration>
    <meta:editing-cycles>22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144" meta:character-count="861" meta:non-whitespace-character-count="681"/>
    <meta:user-defined meta:name="DocumentEncoding">utf-8</meta:user-defined>
    <meta:user-defined meta:name="HTML" meta:value-type="boolean">true</meta:user-defined>
  </office:meta>
</office:document-meta>
</file>